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5098in"/>
    </style:style>
    <style:style style:name="co4" style:family="table-column">
      <style:table-column-properties fo:break-before="auto" style:column-width="1.4193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right</text:p>
          </table:table-cell>
          <table:table-cell office:value-type="string">
            <text:p>randswitch</text:p>
          </table:table-cell>
          <table:table-cell>
            <draw:frame table:end-cell-address="Sheet1.P29" table:end-x="0.2441in" table:end-y="0.0713in" draw:z-index="0" draw:style-name="gr1" svg:width="11.2949in" svg:height="5.224in" svg:x="0.1425in" svg:y="0in">
              <draw:object draw:notify-on-update-of-ranges="Sheet1.E2:Sheet1.E21 Sheet1.F1:Sheet1.F1 Sheet1.F2:Sheet1.F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load</text:p>
          </table:table-cell>
          <table:table-cell office:value-type="string">
            <text:p>randswitch/right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5392947607">
            <text:p>0.0539294761</text:p>
          </table:table-cell>
          <table:table-cell office:value-type="float" office:value="0.053930867716">
            <text:p>0.0539308677</text:p>
          </table:table-cell>
          <table:table-cell/>
          <table:table-cell table:formula="of:=[.A2]" office:value-type="float" office:value="0.05">
            <text:p>0.05</text:p>
          </table:table-cell>
          <table:table-cell table:formula="of:=[.C2]/[.B2]" office:value-type="float" office:value="1.00002580492342">
            <text:p>1.000025804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116896520977">
            <text:p>0.116896521</text:p>
          </table:table-cell>
          <table:table-cell office:value-type="float" office:value="0.116850510956">
            <text:p>0.116850511</text:p>
          </table:table-cell>
          <table:table-cell/>
          <table:table-cell table:formula="of:=[.A3]" office:value-type="float" office:value="0.1">
            <text:p>0.1</text:p>
          </table:table-cell>
          <table:table-cell table:formula="of:=[.C3]/[.B3]" office:value-type="float" office:value="0.99960640384662">
            <text:p>0.9996064038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190550789584">
            <text:p>0.1905507896</text:p>
          </table:table-cell>
          <table:table-cell office:value-type="float" office:value="0.190432497529">
            <text:p>0.1904324975</text:p>
          </table:table-cell>
          <table:table-cell/>
          <table:table-cell table:formula="of:=[.A4]" office:value-type="float" office:value="0.15">
            <text:p>0.15</text:p>
          </table:table-cell>
          <table:table-cell table:formula="of:=[.C4]/[.B4]" office:value-type="float" office:value="0.999379209840808">
            <text:p>0.9993792098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276727011598">
            <text:p>0.2767270116</text:p>
          </table:table-cell>
          <table:table-cell office:value-type="float" office:value="0.276705073299">
            <text:p>0.2767050733</text:p>
          </table:table-cell>
          <table:table-cell/>
          <table:table-cell table:formula="of:=[.A5]" office:value-type="float" office:value="0.2">
            <text:p>0.2</text:p>
          </table:table-cell>
          <table:table-cell table:formula="of:=[.C5]/[.B5]" office:value-type="float" office:value="0.999920722234981">
            <text:p>0.9999207222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378722090146">
            <text:p>0.3787220901</text:p>
          </table:table-cell>
          <table:table-cell office:value-type="float" office:value="0.378881366345">
            <text:p>0.3788813663</text:p>
          </table:table-cell>
          <table:table-cell/>
          <table:table-cell table:formula="of:=[.A6]" office:value-type="float" office:value="0.25">
            <text:p>0.25</text:p>
          </table:table-cell>
          <table:table-cell table:formula="of:=[.C6]/[.B6]" office:value-type="float" office:value="1.00042056220945">
            <text:p>1.000420562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96993189129">
            <text:p>0.4969931891</text:p>
          </table:table-cell>
          <table:table-cell office:value-type="float" office:value="0.49675023387">
            <text:p>0.4967502339</text:p>
          </table:table-cell>
          <table:table-cell/>
          <table:table-cell table:formula="of:=[.A7]" office:value-type="float" office:value="0.3">
            <text:p>0.3</text:p>
          </table:table-cell>
          <table:table-cell table:formula="of:=[.C7]/[.B7]" office:value-type="float" office:value="0.999511149721336">
            <text:p>0.9995111497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632798327559">
            <text:p>0.6327983276</text:p>
          </table:table-cell>
          <table:table-cell office:value-type="float" office:value="0.632635106547">
            <text:p>0.6326351065</text:p>
          </table:table-cell>
          <table:table-cell/>
          <table:table-cell table:formula="of:=[.A8]" office:value-type="float" office:value="0.35">
            <text:p>0.35</text:p>
          </table:table-cell>
          <table:table-cell table:formula="of:=[.C8]/[.B8]" office:value-type="float" office:value="0.999742064722848">
            <text:p>0.999742064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83854736347">
            <text:p>0.7838547363</text:p>
          </table:table-cell>
          <table:table-cell office:value-type="float" office:value="0.784328855317">
            <text:p>0.7843288553</text:p>
          </table:table-cell>
          <table:table-cell/>
          <table:table-cell table:formula="of:=[.A9]" office:value-type="float" office:value="0.4">
            <text:p>0.4</text:p>
          </table:table-cell>
          <table:table-cell table:formula="of:=[.C9]/[.B9]" office:value-type="float" office:value="1.00060485565503">
            <text:p>1.0006048557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946537319097">
            <text:p>0.9465373191</text:p>
          </table:table-cell>
          <table:table-cell office:value-type="float" office:value="0.946211045564">
            <text:p>0.9462110456</text:p>
          </table:table-cell>
          <table:table-cell/>
          <table:table-cell table:formula="of:=[.A10]" office:value-type="float" office:value="0.45">
            <text:p>0.45</text:p>
          </table:table-cell>
          <table:table-cell table:formula="of:=[.C10]/[.B10]" office:value-type="float" office:value="0.9996552977612">
            <text:p>0.9996552978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117039445485">
            <text:p>1.1170394455</text:p>
          </table:table-cell>
          <table:table-cell office:value-type="float" office:value="1.118139063448">
            <text:p>1.1181390634</text:p>
          </table:table-cell>
          <table:table-cell/>
          <table:table-cell table:formula="of:=[.A11]" office:value-type="float" office:value="0.5">
            <text:p>0.5</text:p>
          </table:table-cell>
          <table:table-cell table:formula="of:=[.C11]/[.B11]" office:value-type="float" office:value="1.00098440387888">
            <text:p>1.000984403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.290813476831">
            <text:p>1.2908134768</text:p>
          </table:table-cell>
          <table:table-cell office:value-type="float" office:value="1.290426150022">
            <text:p>1.29042615</text:p>
          </table:table-cell>
          <table:table-cell/>
          <table:table-cell table:formula="of:=[.A12]" office:value-type="float" office:value="0.55">
            <text:p>0.55</text:p>
          </table:table-cell>
          <table:table-cell table:formula="of:=[.C12]/[.B12]" office:value-type="float" office:value="0.999699935880782">
            <text:p>0.9996999359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.462451188394">
            <text:p>1.4624511884</text:p>
          </table:table-cell>
          <table:table-cell office:value-type="float" office:value="1.462277416271">
            <text:p>1.4622774163</text:p>
          </table:table-cell>
          <table:table-cell/>
          <table:table-cell table:formula="of:=[.A13]" office:value-type="float" office:value="0.6">
            <text:p>0.6</text:p>
          </table:table-cell>
          <table:table-cell table:formula="of:=[.C13]/[.B13]" office:value-type="float" office:value="0.999881177488603">
            <text:p>0.9998811775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1.66321631293">
            <text:p>1.6632163129</text:p>
          </table:table-cell>
          <table:table-cell office:value-type="float" office:value="1.662425837069">
            <text:p>1.6624258371</text:p>
          </table:table-cell>
          <table:table-cell/>
          <table:table-cell table:formula="of:=[.A14]" office:value-type="float" office:value="0.66">
            <text:p>0.66</text:p>
          </table:table-cell>
          <table:table-cell table:formula="of:=[.C14]/[.B14]" office:value-type="float" office:value="0.999524730574818">
            <text:p>0.999524730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.789618200562">
            <text:p>1.7896182006</text:p>
          </table:table-cell>
          <table:table-cell office:value-type="float" office:value="1.789273748886">
            <text:p>1.7892737489</text:p>
          </table:table-cell>
          <table:table-cell/>
          <table:table-cell table:formula="of:=[.A15]" office:value-type="float" office:value="0.7">
            <text:p>0.7</text:p>
          </table:table-cell>
          <table:table-cell table:formula="of:=[.C15]/[.B15]" office:value-type="float" office:value="0.999807527842591">
            <text:p>0.999807527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.939277163747">
            <text:p>1.9392771637</text:p>
          </table:table-cell>
          <table:table-cell office:value-type="float" office:value="1.940778093258">
            <text:p>1.9407780933</text:p>
          </table:table-cell>
          <table:table-cell/>
          <table:table-cell table:formula="of:=[.A16]" office:value-type="float" office:value="0.75">
            <text:p>0.75</text:p>
          </table:table-cell>
          <table:table-cell table:formula="of:=[.C16]/[.B16]" office:value-type="float" office:value="1.00077396338134">
            <text:p>1.000773963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.081764387504">
            <text:p>2.0817643875</text:p>
          </table:table-cell>
          <table:table-cell office:value-type="float" office:value="2.082048630897">
            <text:p>2.0820486309</text:p>
          </table:table-cell>
          <table:table-cell/>
          <table:table-cell table:formula="of:=[.A17]" office:value-type="float" office:value="0.8">
            <text:p>0.8</text:p>
          </table:table-cell>
          <table:table-cell table:formula="of:=[.C17]/[.B17]" office:value-type="float" office:value="1.00013653965584">
            <text:p>1.0001365397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.212382070301">
            <text:p>2.2123820703</text:p>
          </table:table-cell>
          <table:table-cell office:value-type="float" office:value="2.212793114022">
            <text:p>2.212793114</text:p>
          </table:table-cell>
          <table:table-cell/>
          <table:table-cell table:formula="of:=[.A18]" office:value-type="float" office:value="0.85">
            <text:p>0.85</text:p>
          </table:table-cell>
          <table:table-cell table:formula="of:=[.C18]/[.B18]" office:value-type="float" office:value="1.00018579237579">
            <text:p>1.0001857924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.334270831116">
            <text:p>2.3342708311</text:p>
          </table:table-cell>
          <table:table-cell office:value-type="float" office:value="2.334880212909">
            <text:p>2.3348802129</text:p>
          </table:table-cell>
          <table:table-cell/>
          <table:table-cell table:formula="of:=[.A19]" office:value-type="float" office:value="0.9">
            <text:p>0.9</text:p>
          </table:table-cell>
          <table:table-cell table:formula="of:=[.C19]/[.B19]" office:value-type="float" office:value="1.00026105873615">
            <text:p>1.000261058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.4471099035">
            <text:p>2.4471099035</text:p>
          </table:table-cell>
          <table:table-cell office:value-type="float" office:value="2.446144664174">
            <text:p>2.4461446642</text:p>
          </table:table-cell>
          <table:table-cell/>
          <table:table-cell table:formula="of:=[.A20]" office:value-type="float" office:value="0.95">
            <text:p>0.95</text:p>
          </table:table-cell>
          <table:table-cell table:formula="of:=[.C20]/[.B20]" office:value-type="float" office:value="0.999605559470533">
            <text:p>0.99960555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549618982824">
            <text:p>2.5496189828</text:p>
          </table:table-cell>
          <table:table-cell office:value-type="float" office:value="2.549597252553">
            <text:p>2.5495972526</text:p>
          </table:table-cell>
          <table:table-cell/>
          <table:table-cell table:formula="of:=[.A21]" office:value-type="float" office:value="1">
            <text:p>1</text:p>
          </table:table-cell>
          <table:table-cell table:formula="of:=[.C21]/[.B21]" office:value-type="float" office:value="0.999991477051612">
            <text:p>0.999991477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outer ibens</meta:initial-creator>
    <meta:creation-date>2011-10-13T21:43:32</meta:creation-date>
    <dc:date>2011-10-14T16:16:23</dc:date>
    <dc:creator>Wouter ibens</dc:creator>
    <meta:editing-duration>PT00H21M32S</meta:editing-duration>
    <meta:editing-cycles>2</meta:editing-cycles>
    <meta:generator>OpenOffice.org/3.2$Unix OpenOffice.org_project/320m19$Build-9505</meta:generator>
    <meta:document-statistic meta:table-count="3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69cm" svg:height="13.27cm" xlink:href=".." chart:class="chart:line" chart:style-name="ch1">
        <chart:legend chart:legend-position="end" svg:x="25.419cm" svg:y="6.357cm" chart:style-name="ch2"/>
        <chart:plot-area chart:style-name="ch3" table:cell-range-address="Sheet1.E1:Sheet1.F21" chart:data-source-has-labels="both" svg:x="0.573cm" svg:y="0.265cm" svg:width="24.274cm" svg:height="12.475cm">
          <chart:axis chart:dimension="x" chart:name="primary-x" chart:style-name="ch4">
            <chart:categories table:cell-range-address="Sheet1.E2:Sheet1.E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21" chart:label-cell-address="Sheet1.F1:Sheet1.F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1:Sheet1.F1">randswitch/right</text:p>
              </table:table-cell>
            </table:table-row>
          </table:table-header-rows>
          <table:table-rows>
            <table:table-row>
              <table:table-cell office:value-type="string">
                <text:p text:id="Sheet1.E2:Sheet1.E21">0.05</text:p>
              </table:table-cell>
              <table:table-cell office:value-type="float" office:value="1.00002580492342">
                <text:p text:id="Sheet1.F2:Sheet1.F21">1.0000258049234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.99960640384662">
                <text:p>0.9996064038466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0.999379209840808">
                <text:p>0.99937920984080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999920722234981">
                <text:p>0.999920722234981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00042056220945">
                <text:p>1.00042056220945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999511149721336">
                <text:p>0.999511149721336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0.999742064722848">
                <text:p>0.999742064722848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00060485565503">
                <text:p>1.00060485565503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0.9996552977612">
                <text:p>0.9996552977612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00098440387888">
                <text:p>1.00098440387888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0.999699935880782">
                <text:p>0.999699935880782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999881177488603">
                <text:p>0.999881177488603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0.999524730574818">
                <text:p>0.999524730574818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0.999807527842591">
                <text:p>0.999807527842591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1.00077396338134">
                <text:p>1.00077396338134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00013653965584">
                <text:p>1.00013653965584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1.00018579237579">
                <text:p>1.0001857923757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.00026105873615">
                <text:p>1.0002610587361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0.999605559470533">
                <text:p>0.9996055594705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999991477051612">
                <text:p>0.999991477051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